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left="-0.875in">
        <style:tab-stops/>
      </style:paragraph-properties>
      <style:text-properties style:font-name="標楷體" style:font-name-asian="標楷體" fo:font-size="20pt" style:font-size-asian="20pt" style:font-size-complex="20pt"/>
    </style:style>
    <style:style style:name="P4" style:parent-style-name="內文" style:family="paragraph">
      <style:paragraph-properties fo:text-align="justify" fo:margin-left="-0.5013in" fo:margin-right="-0.6069in">
        <style:tab-stops/>
      </style:paragraph-properties>
    </style:style>
    <style:style style:name="T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" style:parent-style-name="內文" style:family="paragraph">
      <style:paragraph-properties fo:text-align="justify" fo:margin-left="-0.875in" fo:margin-right="-0.8569in">
        <style:tab-stops/>
      </style:paragraph-properties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內文" style:family="paragraph">
      <style:paragraph-properties fo:text-align="justify" fo:margin-left="-0.875in" fo:margin-right="-0.8569in">
        <style:tab-stops/>
      </style:paragraph-properties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內文" style:family="paragraph">
      <style:paragraph-properties fo:text-align="justify" fo:margin-left="-0.87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2" style:parent-style-name="內文" style:family="paragraph">
      <style:paragraph-properties fo:text-align="justify" fo:margin-left="-0.875in" fo:margin-right="-0.856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3" style:parent-style-name="內文" style:family="paragraph">
      <style:paragraph-properties fo:text-align="justify" fo:margin-left="-0.875in" fo:margin-right="-0.731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olumn25" style:family="table-column">
      <style:table-column-properties style:column-width="1in"/>
    </style:style>
    <style:style style:name="TableColumn26" style:family="table-column">
      <style:table-column-properties style:column-width="1.125in"/>
    </style:style>
    <style:style style:name="TableColumn27" style:family="table-column">
      <style:table-column-properties style:column-width="3.25in"/>
    </style:style>
    <style:style style:name="TableColumn28" style:family="table-column">
      <style:table-column-properties style:column-width="1.125in"/>
    </style:style>
    <style:style style:name="TableColumn29" style:family="table-column">
      <style:table-column-properties style:column-width="1in"/>
    </style:style>
    <style:style style:name="Table24" style:family="table">
      <style:table-properties style:width="7.5in" fo:margin-left="-0.8in" table:align="left"/>
    </style:style>
    <style:style style:name="TableRow30" style:family="table-row">
      <style:table-row-properties style:min-row-height="0.2326i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內文" style:family="paragraph">
      <style:paragraph-properties fo:text-align="justify" fo:margin-left="-0.075in" fo:margin-right="-0.7319in">
        <style:tab-stops/>
      </style:paragraph-properties>
      <style:text-properties style:font-name="標楷體" style:font-name-asian="標楷體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內文" style:family="paragraph">
      <style:paragraph-properties fo:text-align="justify" fo:margin-right="-0.7319in" fo:text-indent="0.0833in"/>
      <style:text-properties style:font-name="標楷體" style:font-name-asian="標楷體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內文" style:family="paragraph">
      <style:paragraph-properties fo:text-align="justify" fo:margin-right="-0.7319in" fo:text-indent="0.1666in"/>
      <style:text-properties style:font-name="標楷體" style:font-name-asian="標楷體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內文" style:family="paragraph">
      <style:paragraph-properties fo:margin-right="-0.7319in" fo:text-indent="0.0833in"/>
      <style:text-properties style:font-name="標楷體" style:font-name-asian="標楷體"/>
    </style:style>
    <style:style style:name="TableRow41" style:family="table-row">
      <style:table-row-properties style:min-row-height="0.3548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內文" style:family="paragraph">
      <style:paragraph-properties fo:text-align="justify" fo:margin-left="-0.0784in" fo:margin-right="-0.7319in" fo:text-indent="0.002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Row52" style:family="table-row">
      <style:table-row-properties style:min-row-height="0.3548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內文" style:family="paragraph">
      <style:paragraph-properties fo:text-align="justify" fo:margin-left="-0.0784in" fo:margin-right="-0.7319in" fo:text-indent="0.002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Row63" style:family="table-row">
      <style:table-row-properties style:min-row-height="0.3548i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內文" style:family="paragraph">
      <style:paragraph-properties fo:text-align="justify" fo:margin-left="-0.0784in" fo:margin-right="-0.7319in" fo:text-indent="0.002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Row74" style:family="table-row">
      <style:table-row-properties style:min-row-height="0.3548in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內文" style:family="paragraph">
      <style:paragraph-properties fo:text-align="justify" fo:margin-left="-0.0784in" fo:margin-right="-0.7319in" fo:text-indent="0.002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Row85" style:family="table-row">
      <style:table-row-properties style:min-row-height="0.3548in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內文" style:family="paragraph">
      <style:paragraph-properties fo:text-align="justify" fo:margin-left="-0.0784in" fo:margin-right="-0.7319in" fo:text-indent="0.002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Row96" style:family="table-row">
      <style:table-row-properties style:min-row-height="0.3694in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Row107" style:family="table-row">
      <style:table-row-properties style:min-row-height="0.3555in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內文" style:family="paragraph">
      <style:paragraph-properties fo:text-align="justify" fo:margin-right="-0.7319in"/>
      <style:text-properties style:font-name="標楷體" style:font-name-asian="標楷體"/>
    </style:style>
    <style:style style:name="P118" style:parent-style-name="內文" style:family="paragraph">
      <style:paragraph-properties fo:text-align="justify" fo:margin-left="-0.875in" fo:margin-right="-0.731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19" style:parent-style-name="內文" style:family="paragraph">
      <style:paragraph-properties fo:text-align="justify" fo:margin-left="-0.875in" fo:margin-right="-0.731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20" style:parent-style-name="內文" style:family="paragraph">
      <style:paragraph-properties fo:text-align="justify" fo:margin-left="-0.875in" fo:margin-right="-0.731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21" style:parent-style-name="內文" style:family="paragraph">
      <style:paragraph-properties fo:text-align="justify" fo:margin-left="-0.875in" fo:margin-right="-0.731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22" style:parent-style-name="內文" style:family="paragraph">
      <style:paragraph-properties fo:text-align="justify" fo:margin-left="-0.875in" fo:margin-right="-0.7319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23" style:parent-style-name="內文" style:family="paragraph">
      <style:paragraph-properties fo:text-align="justify" fo:margin-left="-0.875in" fo:margin-right="-0.7319in">
        <style:tab-stops/>
      </style:paragraph-properties>
    </style:style>
    <style:style style:name="T124" style:parent-style-name="預設段落字型" style:family="text">
      <style:text-properties style:font-name="標楷體" style:font-name-asian="標楷體" fo:font-size="14pt" style:font-size-asian="14pt" style:font-size-complex="14pt"/>
    </style:style>
  </office:automatic-styles>
  <office:body>
    <office:text text:use-soft-page-breaks="true">
      <text:p text:style-name="P1"><text:s text:c="6"/>招牌廣告及樹立廣告設置處所使用權同意書</text:p>
      <text:p text:style-name="P4"><text:span text:style-name="T5">茲同意</text:span><text:span text:style-name="T6"><text:s text:c="24"/></text:span><text:span text:style-name="T7"><text:s text:c="9"/></text:span><text:span text:style-name="T8"><text:s text:c="4"/></text:span><text:span text:style-name="T9">（招牌廣告</text:span><text:span text:style-name="T10">及</text:span><text:span text:style-name="T11">樹立廣告申請人）</text:span></text:p>
      <text:p text:style-name="P12"><text:span text:style-name="T13">在本人（建築物或土地所有權人）所在座落</text:span><text:span text:style-name="T14"><text:s text:c="25"/></text:span><text:span text:style-name="T15"><text:s text:c="11"/></text:span></text:p>
      <text:p text:style-name="P16"><text:span text:style-name="T17">（地址或地號）房屋（或土地上）設置</text:span><text:span text:style-name="T18"><text:s text:c="28"/></text:span><text:span text:style-name="T19"><text:s text:c="11"/></text:span><text:span text:style-name="T20"><text:s/></text:span></text:p>
      <text:p text:style-name="P21">招牌廣告（樹立廣告）。</text:p>
      <text:p text:style-name="P22">【使用期間】中華民國 <text:s/><text:s text:c="2"/><text:s text:c="3"/>年<text:s/><text:s/><text:s/><text:s/><text:s text:c="3"/>月 <text:s text:c="3"/><text:s text:c="2"/><text:s/>日起至<text:s/><text:s text:c="2"/><text:s text:c="3"/><text:s/>年<text:s text:c="5"/><text:s text:c="2"/>月 <text:s/><text:s/><text:s text:c="3"/>日</text:p>
      <text:p text:style-name="P23">其他事項：本同意書如有偽造由申請人完全之民、刑事責任。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所有權人姓名</text:p>
          </table:table-cell>
          <table:table-cell table:style-name="TableCell33">
            <text:p text:style-name="P34">身份證字號</text:p>
          </table:table-cell>
          <table:table-cell table:style-name="TableCell35">
            <text:p text:style-name="P36">座<text:s text:c="3"/>落<text:s text:c="3"/>地<text:s text:c="3"/>址<text:s text:c="3"/>或<text:s text:c="3"/>地<text:s text:c="3"/>號</text:p>
          </table:table-cell>
          <table:table-cell table:style-name="TableCell37">
            <text:p text:style-name="P38">電 <text:s text:c="7"/>話</text:p>
          </table:table-cell>
          <table:table-cell table:style-name="TableCell39">
            <text:p text:style-name="P40">簽 <text:s text:c="3"/>章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>【招牌廣告及樹立廣告申請人】：</text:p>
      <text:p text:style-name="P119">【國民身份證統一編號】：</text:p>
      <text:p text:style-name="P120">【電 <text:s text:c="5"/>話】：</text:p>
      <text:p text:style-name="P121">【地 <text:s text:c="5"/>址】：</text:p>
      <text:p text:style-name="P122"/>
      <text:p text:style-name="P123"><text:span text:style-name="T124">中 <text:s text:c="2"/>華 <text:s text:c="2"/>民 <text:s text:c="2"/>國 <text:s text:c="17"/>年 <text:s text:c="16"/>月 <text:s text:c="16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<text:span text:style-name="T3">表四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招牌廣告及樹立廣告設置許可</dc:title>
    <dc:description>新北市政府工務局招牌廣告、樹立廣告許可標準作業程序.doc</dc:description>
    <dc:subject>招牌廣告及樹立廣告設置許可</dc:subject>
    <meta:keyword>招牌廣告</meta:keyword>
    <meta:initial-creator>工務局</meta:initial-creator>
    <dc:creator>林茂昌</dc:creator>
    <meta:creation-date>2018-11-14T02:26:00Z</meta:creation-date>
    <dc:date>2018-11-14T02:26:00Z</dc:date>
    <meta:print-date>2004-08-03T00:20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77" meta:character-count="517" meta:row-count="3" meta:non-whitespace-character-count="441"/>
  </office:meta>
</office:document-meta>
</file>